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paragraph-rsid="0010c488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paragraph-rsid="0010c488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f108b" style:font-name-asian="Times New Roman1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4pt" style:font-size-asian="14pt" style:font-size-complex="14pt"/>
    </style:style>
    <style:style style:name="P8" style:family="paragraph" style:parent-style-name="rtejustify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fo:font-size="14pt" officeooo:paragraph-rsid="0010c488" style:font-size-asian="14pt" style:font-size-complex="9pt"/>
    </style:style>
    <style:style style:name="P9" style:family="paragraph" style:parent-style-name="Text_20_body">
      <style:paragraph-properties fo:margin-left="0cm" fo:margin-right="0cm" fo:text-indent="0.953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.296cm" fo:margin-bottom="0cm" style:contextual-spacing="false" style:line-height-at-least="0.508cm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36cm" fo:text-indent="0cm" style:auto-text-indent="false"/>
      <style:text-properties fo:color="#0e0e0e" loext:opacity="100%" style:text-line-through-style="none" style:text-line-through-type="none" style:font-name="PT Sans" fo:font-size="8.39999961853027pt" style:text-underline-style="none" fo:font-weight="normal" style:text-blinking="false" fo:background-color="transparent" loext:padding="0cm" loext:border="none"/>
    </style:style>
    <style:style style:name="P13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fo:background-color="#ffffff"/>
      <style:text-properties officeooo:paragraph-rsid="000f108b"/>
    </style:style>
    <style:style style:name="P14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fo:background-color="#ffffff"/>
      <style:text-properties officeooo:paragraph-rsid="0010c488"/>
    </style:style>
    <style:style style:name="P15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/>
      <style:text-properties officeooo:paragraph-rsid="001233b6"/>
    </style:style>
    <style:style style:name="P16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0f108b"/>
    </style:style>
    <style:style style:name="P17" style:family="paragraph" style:parent-style-name="rtejustify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officeooo:paragraph-rsid="0010c488"/>
    </style:style>
    <style:style style:name="P18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10c488"/>
    </style:style>
    <style:style style:name="P19" style:family="paragraph" style:parent-style-name="rtejustify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fo:font-size="14pt" officeooo:paragraph-rsid="000f108b" style:font-size-asian="14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paragraph-rsid="000f108b" style:font-name-asian="Times New Roman1" style:font-size-asian="14pt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paragraph-rsid="0010c488" style:font-name-asian="Times New Roman1" style:font-size-asian="14pt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text-indent="0.953cm" style:auto-text-indent="fals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.296cm" fo:margin-bottom="0cm" style:contextual-spacing="false" style:line-height-at-least="0.508cm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36cm" fo:text-indent="0cm" style:auto-text-indent="false"/>
      <style:text-properties fo:color="#0e0e0e" loext:opacity="100%" style:text-line-through-style="none" style:text-line-through-type="none" style:font-name="PT Sans" fo:font-size="8.39999961853027pt" style:text-underline-style="none" fo:font-weight="normal" style:text-blinking="false" fo:background-color="transparent" loext:padding="0cm" loext:border="none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Arial" fo:font-size="14pt" fo:letter-spacing="normal" fo:font-style="italic" fo:font-weight="normal" style:font-size-asian="14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828282" loext:opacity="100%" style:font-name="Times New Roman" fo:font-size="10.8000001907349pt" fo:letter-spacing="normal" fo:font-style="normal" fo:font-weight="normal"/>
    </style:style>
    <style:style style:name="T5" style:family="text">
      <style:text-properties fo:font-variant="normal" fo:text-transform="none" fo:color="#1a0dab" loext:opacity="100%" style:text-line-through-style="none" style:text-line-through-type="none" style:font-name="Times New Roman" fo:font-size="10.8000001907349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a0dab" loext:opacity="100%" style:font-name="Times New Roman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size="14pt" fo:font-style="italic" style:font-size-asian="14pt" style:font-style-asian="italic" style:font-size-complex="9pt" style:font-style-complex="italic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9pt" style:font-style-complex="italic" style:font-weight-complex="bold"/>
    </style:style>
    <style:style style:name="T10" style:family="text">
      <style:text-properties fo:font-size="14pt" style:font-size-asian="14pt" style:font-size-complex="9pt"/>
    </style:style>
    <style:style style:name="T11" style:family="text">
      <style:text-properties fo:font-size="14pt" officeooo:rsid="00141984" style:font-size-asian="14pt" style:font-size-complex="9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1a0dab" loext:opacity="100%" style:text-underline-style="solid" style:text-underline-width="auto" style:text-underline-color="font-color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Задача 1 </text:p>
      <text:p text:style-name="P6"/>
      <text:p text:style-name="P19">Недееспособный Иванов Иван Иванович продал своему соседу Петрову Петру Петровичу практически новые телевизор и холодильник импортного производства за 500 рублей.</text:p>
      <text:p text:style-name="P16"><text:span text:style-name="T8">В каких случаях гражданин признается недееспособным</text:span><text:span text:style-name="Strong"><text:span text:style-name="T7">?</text:span></text:span><text:span text:style-name="T8"> </text:span><text:span text:style-name="Strong"><text:span text:style-name="T7">Имеет ли юридическую силу такой договор купли-продажи?</text:span></text:span><text:span text:style-name="T9"> </text:span><text:span text:style-name="Strong"><text:span text:style-name="T7">Какие правовые последствия должны наступить? </text:span></text:span><text:span text:style-name="T8">Кто</text:span><text:span text:style-name="T9"> </text:span><text:span text:style-name="T8">может совершать сделки от имени и в интересах недееспособного лица</text:span><text:span text:style-name="Strong"><text:span text:style-name="T7">?</text:span></text:span></text:p>
      <text:p text:style-name="P13"><text:span text:style-name="Strong"><text:span text:style-name="T2">Свои ответы необходимо подкреплять ссылками на соответствующие статьи закона.</text:span></text:span></text:p>
      <text:p text:style-name="P4"/>
      <text:p text:style-name="P4"><text:span text:style-name="T1">ГК РФ Статья 171. Недействительность сделки, совершенной гражданином, признанным недееспособным</text:span> </text:p>
      <text:p text:style-name="P4"><text:a xlink:type="simple" xlink:href="https://www.consultant.ru/document/cons_doc_LAW_5142/20fe084332f905f42fb9823c3c45bd0bc416726a/" text:style-name="Internet_20_link" text:visited-style-name="Visited_20_Internet_20_Link">https://www.consultant.ru/document/cons_doc_LAW_5142/20fe084332f905f42fb9823c3c45bd0bc416726a/</text:a></text:p>
      <text:p text:style-name="P4"/>
      <text:p text:style-name="P5"/>
      <text:p text:style-name="Text_20_body"><text:bookmark-start text:name="dst100963"/><draw:frame draw:style-name="fr1" draw:name="Врезка1" text:anchor-type="char" svg:x="0cm" svg:width="0.614cm" draw:z-index="0"><draw:text-box fo:min-height="0.445cm"><text:p text:style-name="Text_20_body"/></draw:text-box></draw:frame><text:bookmark-end text:name="dst100963"/>1. Ничтожна сделка, совершенная гражданином, признанным недееспособным вследствие психического расстройства.</text:p>
      <text:p text:style-name="P9"><text:bookmark-start text:name="dst100964"/><text:bookmark-start text:name="dst373"/><draw:frame draw:style-name="fr1" draw:name="Врезка2" text:anchor-type="char" svg:x="0cm" svg:width="0.614cm" draw:z-index="1"><draw:text-box fo:min-height="0.445cm"><text:p text:style-name="Text_20_body"/></draw:text-box></draw:frame><text:bookmark-end text:name="dst100964"/><text:bookmark-end text:name="dst373"/>Каждая из сторон такой сделки обязана возвратить другой все полученное в натуре, а при невозможности возвратить полученное в натуре - возместить его стоимость.</text:p>
      <text:p text:style-name="P11"><text:span text:style-name="T4">(в ред. Федерального </text:span><text:a xlink:type="simple" xlink:href="https://www.consultant.ru/document/cons_doc_LAW_210010/3d0cac60971a511280cbba229d9b6329c07731f7/#dst100072" text:style-name="Internet_20_link" text:visited-style-name="Visited_20_Internet_20_Link"><text:span text:style-name="T5">закона</text:span></text:a><text:span text:style-name="T4"> от 07.05.2013 N 100-ФЗ)</text:span></text:p>
      <text:p text:style-name="P11"><text:span text:style-name="T4">(см. текст в предыдущей </text:span><text:a xlink:type="simple" xlink:href="https://www.consultant.ru/document/cons_doc_LAW_5142/20fe084332f905f42fb9823c3c45bd0bc416726a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0965"/><draw:frame draw:style-name="fr1" draw:name="Врезка3" text:anchor-type="char" svg:x="0cm" svg:width="0.614cm" draw:z-index="2"><draw:text-box fo:min-height="0.445cm"><text:p text:style-name="Text_20_body"/></draw:text-box></draw:frame><text:bookmark-end text:name="dst100965"/>Дееспособная сторона обязана, кроме того, возместить другой стороне понесенный ею реальный ущерб, если дееспособная сторона знала или должна была знать о недееспособности другой стороны.</text:p>
      <text:p text:style-name="P9"><text:bookmark-start text:name="dst100966"/><draw:frame draw:style-name="fr1" draw:name="Врезка4" text:anchor-type="char" svg:x="0cm" svg:width="0.614cm" draw:z-index="3"><draw:text-box fo:min-height="0.445cm"><text:p text:style-name="Text_20_body"/></draw:text-box></draw:frame><text:bookmark-end text:name="dst100966"/>2. В интересах гражданина, признанного недееспособным вследствие психического расстройства, совершенная им сделка может быть по требованию его опекуна признана судом действительной, если она совершена к выгоде этого гражданин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Задача 2</text:p>
      <text:p text:style-name="P8"/>
      <text:p text:style-name="P17"><text:span text:style-name="T10">10-летний Иванов Иван получает в подарок от деда горный велосипед стоимостью 22 500 рублей. Через три месяца Иван решает, что ему срочно нужны хоккейные коньки стоимостью 15 000 рублей. Он продает своей велосипед 13-летнему Петрову Петру, а на вырученные деньги приобретает коньки. Узнав о таких действиях своего сына, родители расценивают их как неуважение к деду и обращаются к родителям Петрова с просьбой вернуть им велосипед, компенсировав уплаченные деньги. Однако родители несовершеннолетнего Петрова отказываются вернуть велосипед, за</text:span><text:span text:style-name="T11">я</text:span><text:span text:style-name="T10">вив, что цена их устраивала и они довольны покупкой сына, а Иван продал велосипед, принадлежащий не родителям, а ему самому, поскольку велосипед ему подарили и он вправе сам распоряжаться принадлежащим ему имуществом. </text:span></text:p>
      <text:p text:style-name="P18"><text:span text:style-name="Strong"><text:span text:style-name="T7">Какими правами по закону наделены </text:span></text:span><text:span text:style-name="T8">Иванов Иван и Петров Петр</text:span><text:span text:style-name="Strong"><text:span text:style-name="T7">? Имеет ли юридическую силу такой договор купли-продажи?</text:span></text:span><text:span text:style-name="T9"> </text:span><text:span text:style-name="Strong"><text:span text:style-name="T7">Изменилась бы ситуация, если бы Ивану было 16 лет или 18 лет? </text:span></text:span></text:p>
      <text:p text:style-name="P14"><text:span text:style-name="Strong"><text:span text:style-name="T7">Свои ответы необходимо подкреплять ссылками на соответствующие статьи закона.</text:span></text:span></text:p>
      <text:p text:style-name="P4"/>
      <text:p text:style-name="P4"/>
      <text:p text:style-name="P4"/>
      <text:p text:style-name="P7">На основании ст. 175 ГК РФ сделка, совершенная несовершеннолетним в возрасте от 14 до 18 лет без согласия его родителей, усыновителей или попечителя может быть признана судом недействительной по иску родителей, усыновителей или попечителя.</text:p>
      <text:p text:style-name="P7">Срок исковой давности по таким сделкам – 1 год со дня когда истец узнал или должен был узнать об иных обстоятельствах, являющихся основанием для признания сделки недействительной.</text:p>
      <text:p text:style-name="P4"/>
      <text:p text:style-name="P4"/>
      <text:h text:style-name="P1" text:outline-level="1">ГК РФ Статья 26. Дееспособность несовершеннолетних в возрасте от четырнадцати до восемнадцати лет</text:h>
      <text:p text:style-name="P2"><text:a xlink:type="simple" xlink:href="https://www.consultant.ru/document/cons_doc_LAW_5142/7b6abd47219e2aa6081ac21b41e9e83d80fb45df/#dst100149" text:style-name="Internet_20_link" text:visited-style-name="Visited_20_Internet_20_Link">https://www.consultant.ru/document/cons_doc_LAW_5142/7b6abd47219e2aa6081ac21b41e9e83d80fb45df/#dst100149</text:a></text:p>
      <text:p text:style-name="P3"/>
      <text:p text:style-name="P10"><text:bookmark-start text:name="dst100147"/><draw:frame draw:style-name="fr1" draw:name="Врезка5" text:anchor-type="char" svg:x="0cm" svg:width="0.614cm" draw:z-index="4"><draw:text-box fo:min-height="0.445cm"><text:p text:style-name="Text_20_body"/></draw:text-box></draw:frame><text:bookmark-end text:name="dst100147"/><text:tab/>1. Несовершеннолетние в возрасте от четырнадцати до восемнадцати лет совершают сделки, за исключением названных в <text:a xlink:type="simple" xlink:href="https://www.consultant.ru/document/cons_doc_LAW_438471/7b6abd47219e2aa6081ac21b41e9e83d80fb45df/#dst100149" text:style-name="Internet_20_link" text:visited-style-name="Visited_20_Internet_20_Link"><text:span text:style-name="T13">пункте 2</text:span></text:a> настоящей статьи, с письменного согласия своих законных представителей - родителей, усыновителей или попечителя.</text:p>
      <text:p text:style-name="P9"><text:bookmark-start text:name="dst100148"/><draw:frame draw:style-name="fr1" draw:name="Врезка7" text:anchor-type="char" svg:x="0cm" svg:width="0.614cm" draw:z-index="5"><draw:text-box fo:min-height="0.445cm"><text:p text:style-name="Text_20_body"/></draw:text-box></draw:frame><text:bookmark-end text:name="dst100148"/>Сделка, совершенная таким несовершеннолетним, действительна также при ее последующем письменном одобрении его родителями, усыновителями или попечителем.</text:p>
      <text:p text:style-name="P9"><text:bookmark-start text:name="dst100149"/><draw:frame draw:style-name="fr1" draw:name="Врезка8" text:anchor-type="char" svg:x="0cm" svg:width="0.614cm" draw:z-index="6"><draw:text-box fo:min-height="0.445cm"><text:p text:style-name="Text_20_body"/></draw:text-box></draw:frame><text:bookmark-end text:name="dst100149"/>2. Несовершеннолетние в возрасте от четырнадцати до восемнадцати лет вправе самостоятельно, без согласия родителей, усыновителей и попечителя:</text:p>
      <text:p text:style-name="P9"><text:bookmark-start text:name="dst100150"/><draw:frame draw:style-name="fr1" draw:name="Врезка9" text:anchor-type="char" svg:x="0cm" svg:width="0.614cm" draw:z-index="7"><draw:text-box fo:min-height="0.445cm"><text:p text:style-name="Text_20_body"/></draw:text-box></draw:frame><text:bookmark-end text:name="dst100150"/>1) распоряжаться своими заработком, стипендией и иными доходами;</text:p>
      <text:p text:style-name="P9"><text:bookmark-start text:name="dst100151"/><draw:frame draw:style-name="fr1" draw:name="Врезка10" text:anchor-type="char" svg:x="0cm" svg:width="0.614cm" draw:z-index="8"><draw:text-box fo:min-height="0.445cm"><text:p text:style-name="Text_20_body"/></draw:text-box></draw:frame><text:bookmark-end text:name="dst100151"/><text:soft-page-break/>2) осуществлять права автора произведения науки, литературы или искусства, изобретения или иного охраняемого законом результата своей интеллектуальной деятельности;</text:p>
      <text:p text:style-name="P9"><text:bookmark-start text:name="dst100152"/><text:bookmark-start text:name="dst275"/><draw:frame draw:style-name="fr1" draw:name="Врезка11" text:anchor-type="char" svg:x="0cm" svg:width="0.614cm" draw:z-index="9"><draw:text-box fo:min-height="0.445cm"><text:p text:style-name="Text_20_body"/></draw:text-box></draw:frame><text:bookmark-end text:name="dst100152"/><text:bookmark-end text:name="dst275"/>3) в соответствии с <text:a xlink:type="simple" xlink:href="https://www.consultant.ru/document/cons_doc_LAW_5142/7b6abd47219e2aa6081ac21b41e9e83d80fb45df/#" text:style-name="Internet_20_link" text:visited-style-name="Visited_20_Internet_20_Link"><text:span text:style-name="T13">законом</text:span></text:a> вносить вклады в кредитные организации и распоряжаться ими;</text:p>
      <text:p text:style-name="P11"><text:span text:style-name="T4">(в ред. Федерального </text:span><text:a xlink:type="simple" xlink:href="https://www.consultant.ru/document/cons_doc_LAW_142950/3d0cac60971a511280cbba229d9b6329c07731f7/#dst100076" text:style-name="Internet_20_link" text:visited-style-name="Visited_20_Internet_20_Link"><text:span text:style-name="T5">закона</text:span></text:a><text:span text:style-name="T4"> от 30.12.2012 N 302-ФЗ)</text:span></text:p>
      <text:p text:style-name="P11"><text:span text:style-name="T4">(см. текст в предыдущей </text:span><text:a xlink:type="simple" xlink:href="https://www.consultant.ru/document/cons_doc_LAW_5142/7b6abd47219e2aa6081ac21b41e9e83d80fb45df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0153"/><draw:frame draw:style-name="fr1" draw:name="Врезка12" text:anchor-type="char" svg:x="0cm" svg:width="0.614cm" draw:z-index="10"><draw:text-box fo:min-height="0.445cm"><text:p text:style-name="Text_20_body"/></draw:text-box></draw:frame><text:bookmark-end text:name="dst100153"/>4) совершать мелкие бытовые сделки и иные сделки, предусмотренные <text:a xlink:type="simple" xlink:href="https://www.consultant.ru/document/cons_doc_LAW_438471/cc856395792cdd3ebdb55d49f5f2f9b8d6cabced/#dst100164" text:style-name="Internet_20_link" text:visited-style-name="Visited_20_Internet_20_Link"><text:span text:style-name="T13">пунктом 2 статьи 28</text:span></text:a> настоящего Кодекса.</text:p>
      <text:p text:style-name="P9"><text:bookmark-start text:name="dst100154"/><draw:frame draw:style-name="fr1" draw:name="Врезка13" text:anchor-type="char" svg:x="0cm" svg:width="0.614cm" draw:z-index="11"><draw:text-box fo:min-height="0.445cm"><text:p text:style-name="Text_20_body"/></draw:text-box></draw:frame><text:bookmark-end text:name="dst100154"/>По достижении шестнадцати лет несовершеннолетние также вправе быть членами кооперативов в соответствии с <text:a xlink:type="simple" xlink:href="https://www.consultant.ru/document/cons_doc_LAW_5142/7b6abd47219e2aa6081ac21b41e9e83d80fb45df/#" text:style-name="Internet_20_link" text:visited-style-name="Visited_20_Internet_20_Link"><text:span text:style-name="T13">законами</text:span></text:a> о кооперативах.</text:p>
      <text:p text:style-name="P9"><text:bookmark-start text:name="dst100155"/><draw:frame draw:style-name="fr1" draw:name="Врезка14" text:anchor-type="char" svg:x="0cm" svg:width="0.614cm" draw:z-index="12"><draw:text-box fo:min-height="0.445cm"><text:p text:style-name="Text_20_body"/></draw:text-box></draw:frame><text:bookmark-end text:name="dst100155"/>3. Несовершеннолетние в возрасте от четырнадцати до восемнадцати лет самостоятельно несут имущественную ответственность по сделкам, совершенным ими в соответствии с <text:a xlink:type="simple" xlink:href="https://www.consultant.ru/document/cons_doc_LAW_438471/7b6abd47219e2aa6081ac21b41e9e83d80fb45df/#dst100147" text:style-name="Internet_20_link" text:visited-style-name="Visited_20_Internet_20_Link"><text:span text:style-name="T13">пунктами 1</text:span></text:a> и <text:a xlink:type="simple" xlink:href="https://www.consultant.ru/document/cons_doc_LAW_438471/7b6abd47219e2aa6081ac21b41e9e83d80fb45df/#dst100149" text:style-name="Internet_20_link" text:visited-style-name="Visited_20_Internet_20_Link"><text:span text:style-name="T13">2</text:span></text:a> настоящей статьи. За причиненный ими вред такие несовершеннолетние несут ответственность в соответствии с настоящим <text:a xlink:type="simple" xlink:href="https://www.consultant.ru/document/cons_doc_LAW_377025/b22b98c9e05ed976d69333f3cfdf7787282e4fb7/#dst102641" text:style-name="Internet_20_link" text:visited-style-name="Visited_20_Internet_20_Link"><text:span text:style-name="T13">Кодексом</text:span></text:a>.</text:p>
      <text:p text:style-name="P9"><text:bookmark-start text:name="dst100156"/><draw:frame draw:style-name="fr1" draw:name="Врезка15" text:anchor-type="char" svg:x="0cm" svg:width="0.614cm" draw:z-index="13"><draw:text-box fo:min-height="0.445cm"><text:p text:style-name="Text_20_body"/></draw:text-box></draw:frame><text:bookmark-end text:name="dst100156"/>4. При наличии достаточных оснований суд по ходатайству родителей, усыновителей или попечителя либо органа опеки и попечительства может <text:a xlink:type="simple" xlink:href="https://www.consultant.ru/document/cons_doc_LAW_438467/a30dfb77dac582124e16c3d966eb12f392d46722/#dst101314" text:style-name="Internet_20_link" text:visited-style-name="Visited_20_Internet_20_Link"><text:span text:style-name="T13">ограничить или лишить</text:span></text:a> несовершеннолетнего в возрасте от четырнадцати до восемнадцати лет права самостоятельно распоряжаться своими заработком, стипендией или иными доходами, за исключением случаев, когда такой несовершеннолетний приобрел дееспособность в полном объеме в соответствии с <text:a xlink:type="simple" xlink:href="https://www.consultant.ru/document/cons_doc_LAW_438471/9e6e097ccc381775641f6a57435aa14a854c504c/#dst100119" text:style-name="Internet_20_link" text:visited-style-name="Visited_20_Internet_20_Link"><text:span text:style-name="T13">пунктом 2 статьи 21</text:span></text:a> или со <text:a xlink:type="simple" xlink:href="https://www.consultant.ru/document/cons_doc_LAW_438471/ef2eb38b07a27524179e9c378799b640425d16c3/#dst100157" text:style-name="Internet_20_link" text:visited-style-name="Visited_20_Internet_20_Link"><text:span text:style-name="T13">статьей 27</text:span></text:a> настоящего Кодекса.</text:p>
      <text:p text:style-name="P4"/>
      <text:p text:style-name="P4"/>
      <text:p text:style-name="P4"><text:span text:style-name="T1">ГК РФ Статья 28. Дееспособность малолетних</text:span> </text:p>
      <text:p text:style-name="P4"><text:a xlink:type="simple" xlink:href="https://www.consultant.ru/document/cons_doc_LAW_5142/cc856395792cdd3ebdb55d49f5f2f9b8d6cabced/#dst100164" text:style-name="Internet_20_link" text:visited-style-name="Visited_20_Internet_20_Link">https://www.consultant.ru/document/cons_doc_LAW_5142/cc856395792cdd3ebdb55d49f5f2f9b8d6cabced/#dst100164</text:a></text:p>
      <text:p text:style-name="P4"/>
      <text:p text:style-name="P5"><text:span text:style-name="T3">1. За несовершеннолетних, не достигших четырнадцати лет (малолетних), сделки, за исключением указанных в </text:span><text:a xlink:type="simple" xlink:href="https://www.consultant.ru/document/cons_doc_LAW_438471/cc856395792cdd3ebdb55d49f5f2f9b8d6cabced/#dst100164" text:style-name="Internet_20_link" text:visited-style-name="Visited_20_Internet_20_Link"><text:span text:style-name="T6">пункте 2</text:span></text:a><text:span text:style-name="T3"> настоящей статьи, могут совершать от их имени только их родители, усыновители или опекуны.</text:span></text:p>
      <text:p text:style-name="P9"><text:bookmark-start text:name="dst100163"/><draw:frame draw:style-name="fr1" draw:name="Врезка16" text:anchor-type="char" svg:x="0cm" svg:width="0.614cm" draw:z-index="14"><draw:text-box fo:min-height="0.445cm"><text:p text:style-name="Text_20_body"/></draw:text-box></draw:frame><text:bookmark-end text:name="dst100163"/>К сделкам законных представителей несовершеннолетнего с его имуществом применяются правила, предусмотренные <text:a xlink:type="simple" xlink:href="https://www.consultant.ru/document/cons_doc_LAW_438471/9deaf716ae6188bcfecb901fc9e9f941c551f6d7/#dst100210" text:style-name="Internet_20_link" text:visited-style-name="Visited_20_Internet_20_Link"><text:span text:style-name="T13">пунктами 2</text:span></text:a> и <text:a xlink:type="simple" xlink:href="https://www.consultant.ru/document/cons_doc_LAW_438471/9deaf716ae6188bcfecb901fc9e9f941c551f6d7/#dst100212" text:style-name="Internet_20_link" text:visited-style-name="Visited_20_Internet_20_Link"><text:span text:style-name="T13">3 статьи 37</text:span></text:a> настоящего Кодекса.</text:p>
      <text:p text:style-name="P9"><text:bookmark-start text:name="dst100164"/><draw:frame draw:style-name="fr1" draw:name="Врезка17" text:anchor-type="char" svg:x="0cm" svg:width="0.614cm" draw:z-index="15"><draw:text-box fo:min-height="0.445cm"><text:p text:style-name="Text_20_body"/></draw:text-box></draw:frame><text:bookmark-end text:name="dst100164"/>2. Малолетние в возрасте от шести до четырнадцати лет вправе самостоятельно совершать:</text:p>
      <text:p text:style-name="P9"><text:bookmark-start text:name="dst100165"/><draw:frame draw:style-name="fr1" draw:name="Врезка18" text:anchor-type="char" svg:x="0cm" svg:width="0.614cm" draw:z-index="16"><draw:text-box fo:min-height="0.445cm"><text:p text:style-name="Text_20_body"/></draw:text-box></draw:frame><text:bookmark-end text:name="dst100165"/>1) мелкие бытовые сделки;</text:p>
      <text:p text:style-name="P9"><text:bookmark-start text:name="dst100166"/><draw:frame draw:style-name="fr1" draw:name="Врезка19" text:anchor-type="char" svg:x="0cm" svg:width="0.614cm" draw:z-index="17"><draw:text-box fo:min-height="0.445cm"><text:p text:style-name="Text_20_body"/></draw:text-box></draw:frame><text:bookmark-end text:name="dst100166"/>2) сделки, направленные на безвозмездное получение выгоды, не требующие нотариального удостоверения либо государственной регистрации;</text:p>
      <text:p text:style-name="P9"><text:bookmark-start text:name="dst100167"/><draw:frame draw:style-name="fr1" draw:name="Врезка20" text:anchor-type="char" svg:x="0cm" svg:width="0.614cm" draw:z-index="18"><draw:text-box fo:min-height="0.445cm"><text:p text:style-name="Text_20_body"/></draw:text-box></draw:frame><text:bookmark-end text:name="dst100167"/>3) сделки по распоряжению средствами, предоставленными законным представителем или с согласия последнего третьим лицом для определенной цели или для свободного распоряжения.</text:p>
      <text:p text:style-name="P9"><text:bookmark-start text:name="dst100168"/><draw:frame draw:style-name="fr1" draw:name="Врезка21" text:anchor-type="char" svg:x="0cm" svg:width="0.614cm" draw:z-index="19"><draw:text-box fo:min-height="0.445cm"><text:p text:style-name="Text_20_body"/></draw:text-box></draw:frame><text:bookmark-end text:name="dst100168"/><text:soft-page-break/>3. Имущественную ответственность по сделкам малолетнего, в том числе по сделкам, совершенным им самостоятельно, несут его родители, усыновители или опекуны, если не докажут, что обязательство было нарушено не по их вине. Эти лица в соответствии с <text:a xlink:type="simple" xlink:href="https://www.consultant.ru/document/cons_doc_LAW_377025/2f432d4faffd9d5364dc810e6f63c067b4191d3e/#dst102635" text:style-name="Internet_20_link" text:visited-style-name="Visited_20_Internet_20_Link"><text:span text:style-name="T13">законом</text:span></text:a> также отвечают за вред, причиненный малолетним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<text:span text:style-name="T10">Иванов Иван Иванович работает на заводе «Луч» токарем. Ежедневно вечером он </text:span><text:span text:style-name="T12">употребляет спиртные напитки в большом количестве, на которые тратит всю свою заработную плату. Не выдержав такого положения, его жена Светлана Ивановна обращается в суд с исковым заявлением, в котором просит признать мужа ограничено дееспособным, установить над ним попечительство, ссылаясь на то, что он ставит свою семью в тяжелое материальное положение. </text:span></text:p>
      <text:p text:style-name="P4"/>
      <text:p text:style-name="P4"/>
      <text:p text:style-name="P4"><text:span text:style-name="T1">ГК РФ Статья 29. Признание гражданина недееспособным</text:span> </text:p>
      <text:p text:style-name="P4"><text:a xlink:type="simple" xlink:href="https://www.consultant.ru/document/cons_doc_LAW_5142/97405e31b8cb1f1e528d52e98e8e60a7a2da9dea/" text:style-name="Internet_20_link" text:visited-style-name="Visited_20_Internet_20_Link">https://www.consultant.ru/document/cons_doc_LAW_5142/97405e31b8cb1f1e528d52e98e8e60a7a2da9dea/</text:a></text:p>
      <text:p text:style-name="P4"/>
      <text:p text:style-name="P5"><text:span text:style-name="T3">1. Гражданин, который вследствие психического расстройства не может понимать значения своих действий или руководить ими, может быть признан судом </text:span><text:a xlink:type="simple" xlink:href="https://www.consultant.ru/document/cons_doc_LAW_132150/92d969e26a4326c5d02fa79b8f9cf4994ee5633b/#dst100032" text:style-name="Internet_20_link" text:visited-style-name="Visited_20_Internet_20_Link"><text:span text:style-name="T6">недееспособным</text:span></text:a><text:span text:style-name="T3"> в </text:span><text:a xlink:type="simple" xlink:href="https://www.consultant.ru/document/cons_doc_LAW_438467/a30dfb77dac582124e16c3d966eb12f392d46722/#dst101314" text:style-name="Internet_20_link" text:visited-style-name="Visited_20_Internet_20_Link"><text:span text:style-name="T6">порядке</text:span></text:a><text:span text:style-name="T3">, установленном гражданским процессуальным законодательством. Над ним устанавливается опека.</text:span></text:p>
      <text:p text:style-name="P9"><text:bookmark-start text:name="dst10421"/><text:bookmark-start text:name="dst100171"/><draw:frame draw:style-name="fr1" draw:name="Врезка32" text:anchor-type="char" svg:x="0cm" svg:width="0.614cm" draw:z-index="30"><draw:text-box fo:min-height="0.445cm"><text:p text:style-name="Text_20_body"/></draw:text-box></draw:frame><text:bookmark-end text:name="dst10421"/><text:bookmark-end text:name="dst100171"/>2. От имени гражданина, признанного недееспособным, сделки совершает его опекун, учитывая мнение такого гражданина, а при невозможности установления его мнения - с учетом информации о его предпочтениях, полученной от родителей такого гражданина, его прежних опекунов, иных лиц, оказывавших такому гражданину услуги и добросовестно исполнявших свои обязанности.</text:p>
      <text:p text:style-name="P11"><text:span text:style-name="T4">(в ред. Федерального </text:span><text:a xlink:type="simple" xlink:href="https://www.consultant.ru/document/cons_doc_LAW_142950/3d0cac60971a511280cbba229d9b6329c07731f7/#dst100078" text:style-name="Internet_20_link" text:visited-style-name="Visited_20_Internet_20_Link"><text:span text:style-name="T5">закона</text:span></text:a><text:span text:style-name="T4"> от 30.12.2012 N 302-ФЗ)</text:span></text:p>
      <text:p text:style-name="P11"><text:span text:style-name="T4">(см. текст в предыдущей </text:span><text:a xlink:type="simple" xlink:href="https://www.consultant.ru/document/cons_doc_LAW_5142/97405e31b8cb1f1e528d52e98e8e60a7a2da9dea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422"/><text:bookmark-start text:name="dst100172"/><draw:frame draw:style-name="fr1" draw:name="Врезка33" text:anchor-type="char" svg:x="0cm" svg:width="0.614cm" draw:z-index="31"><draw:text-box fo:min-height="0.445cm"><text:p text:style-name="Text_20_body"/></draw:text-box></draw:frame><text:bookmark-end text:name="dst10422"/><text:bookmark-end text:name="dst100172"/>3. При развитии способности гражданина, который был признан недееспособным, понимать значение своих действий или руководить ими лишь при помощи других лиц суд признает такого гражданина ограниченно дееспособным в соответствии с <text:a xlink:type="simple" xlink:href="https://www.consultant.ru/document/cons_doc_LAW_438471/a7eba7d96ab59aedad870b2adf2bba34dcc30c3e/#dst10425" text:style-name="Internet_20_link" text:visited-style-name="Visited_20_Internet_20_Link"><text:span text:style-name="T13">пунктом 2 статьи 30</text:span></text:a> настоящего Кодекса.</text:p>
      <text:p text:style-name="P9"><text:bookmark-start text:name="dst10423"/><draw:frame draw:style-name="fr1" draw:name="Врезка34" text:anchor-type="char" svg:x="0cm" svg:width="0.614cm" draw:z-index="32"><draw:text-box fo:min-height="0.445cm"><text:p text:style-name="Text_20_body"/></draw:text-box></draw:frame><text:bookmark-end text:name="dst10423"/>При восстановлении способности гражданина, который был признан недееспособным, понимать значение своих действий или руководить ими суд <text:a xlink:type="simple" xlink:href="https://www.consultant.ru/document/cons_doc_LAW_438467/d34f75e32517487262ce21fbdff390984c8f8c92/#dst101332" text:style-name="Internet_20_link" text:visited-style-name="Visited_20_Internet_20_Link"><text:span text:style-name="T13">признает</text:span></text:a> его дееспособным.</text:p>
      <text:p text:style-name="P9"><text:bookmark-start text:name="dst10424"/><draw:frame draw:style-name="fr1" draw:name="Врезка36" text:anchor-type="char" svg:x="0cm" svg:width="0.614cm" draw:z-index="33"><draw:text-box fo:min-height="0.445cm"><text:p text:style-name="Text_20_body"/></draw:text-box></draw:frame><text:bookmark-end text:name="dst10424"/>На основании решения суда отменяется установленная над гражданином опека и в случае признания гражданина ограниченно дееспособным устанавливается попечительство.</text:p>
      <text:p text:style-name="P4"/>
      <text:p text:style-name="P4"/>
      <text:p text:style-name="P4"><text:span text:style-name="T1">ГК РФ Статья 30. Ограничение дееспособности гражданина</text:span> </text:p>
      <text:p text:style-name="P4"><text:a xlink:type="simple" xlink:href="https://www.consultant.ru/document/cons_doc_LAW_5142/a7eba7d96ab59aedad870b2adf2bba34dcc30c3e/" text:style-name="Internet_20_link" text:visited-style-name="Visited_20_Internet_20_Link">https://www.consultant.ru/document/cons_doc_LAW_5142/a7eba7d96ab59aedad870b2adf2bba34dcc30c3e/</text:a></text:p>
      <text:p text:style-name="P4"/>
      <text:p text:style-name="P5"><text:span text:style-name="T3">1. Гражданин, который вследствие </text:span><text:a xlink:type="simple" xlink:href="https://www.consultant.ru/document/cons_doc_LAW_181602/7dfbbad1b07c3c2ecd8579de98dbe8d2675dbc6e/#dst100053" text:style-name="Internet_20_link" text:visited-style-name="Visited_20_Internet_20_Link"><text:span text:style-name="T6">пристрастия</text:span></text:a><text:span text:style-name="T3"> к азартным играм, </text:span><text:a xlink:type="simple" xlink:href="https://www.consultant.ru/document/cons_doc_LAW_181602/7dfbbad1b07c3c2ecd8579de98dbe8d2675dbc6e/#dst100052" text:style-name="Internet_20_link" text:visited-style-name="Visited_20_Internet_20_Link"><text:span text:style-name="T6">злоупотребления</text:span></text:a><text:span text:style-name="T3"> спиртными напитками или наркотическими средствами ставит свою семью в тяжелое материальное положение, может быть ограничен судом в дееспособности в </text:span><text:a xlink:type="simple" xlink:href="https://www.consultant.ru/document/cons_doc_LAW_438467/a30dfb77dac582124e16c3d966eb12f392d46722/#dst101314" text:style-name="Internet_20_link" text:visited-style-name="Visited_20_Internet_20_Link"><text:span text:style-name="T6">порядке</text:span></text:a><text:span text:style-name="T3">, установленном гражданским процессуальным законодательством. Над ним устанавливается попечительство.</text:span></text:p>
      <text:p text:style-name="P11"><text:span text:style-name="T4">(в ред. Федерального </text:span><text:a xlink:type="simple" xlink:href="https://www.consultant.ru/document/cons_doc_LAW_142950/3d0cac60971a511280cbba229d9b6329c07731f7/#dst100085" text:style-name="Internet_20_link" text:visited-style-name="Visited_20_Internet_20_Link"><text:span text:style-name="T5">закона</text:span></text:a><text:span text:style-name="T4"> от 30.12.2012 N 302-ФЗ)</text:span></text:p>
      <text:p text:style-name="P11"><text:soft-page-break/><text:span text:style-name="T4">(см. текст в предыдущей </text:span><text:a xlink:type="simple" xlink:href="https://www.consultant.ru/document/cons_doc_LAW_5142/a7eba7d96ab59aedad870b2adf2bba34dcc30c3e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0175"/><draw:frame draw:style-name="fr1" draw:name="Врезка22" text:anchor-type="char" svg:x="0cm" svg:width="0.614cm" draw:z-index="20"><draw:text-box fo:min-height="0.445cm"><text:p text:style-name="Text_20_body"/></draw:text-box></draw:frame><text:bookmark-end text:name="dst100175"/>Он вправе самостоятельно совершать мелкие бытовые сделки.</text:p>
      <text:p text:style-name="P9"><text:bookmark-start text:name="dst100176"/><text:bookmark-start text:name="dst277"/><draw:frame draw:style-name="fr1" draw:name="Врезка23" text:anchor-type="char" svg:x="0cm" svg:width="0.614cm" draw:z-index="21"><draw:text-box fo:min-height="0.445cm"><text:p text:style-name="Text_20_body"/></draw:text-box></draw:frame><text:bookmark-end text:name="dst100176"/><text:bookmark-end text:name="dst277"/>Совершать другие сделки он может лишь с согласия попечителя. Однако такой гражданин самостоятельно несет имущественную ответственность по совершенным им сделкам и за причиненный им вред. Попечитель получает и расходует заработок, пенсию и иные доходы гражданина, ограниченного судом в дееспособности, в интересах подопечного в порядке, предусмотренном <text:a xlink:type="simple" xlink:href="https://www.consultant.ru/document/cons_doc_LAW_438471/9deaf716ae6188bcfecb901fc9e9f941c551f6d7/#dst100207" text:style-name="Internet_20_link" text:visited-style-name="Visited_20_Internet_20_Link"><text:span text:style-name="T13">статьей 37</text:span></text:a> настоящего Кодекса.</text:p>
      <text:p text:style-name="P11"><text:span text:style-name="T4">(в ред. Федерального </text:span><text:a xlink:type="simple" xlink:href="https://www.consultant.ru/document/cons_doc_LAW_142950/3d0cac60971a511280cbba229d9b6329c07731f7/#dst100086" text:style-name="Internet_20_link" text:visited-style-name="Visited_20_Internet_20_Link"><text:span text:style-name="T5">закона</text:span></text:a><text:span text:style-name="T4"> от 30.12.2012 N 302-ФЗ)</text:span></text:p>
      <text:p text:style-name="P11"><text:span text:style-name="T4">(см. текст в предыдущей </text:span><text:a xlink:type="simple" xlink:href="https://www.consultant.ru/document/cons_doc_LAW_5142/a7eba7d96ab59aedad870b2adf2bba34dcc30c3e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0177"/><text:bookmark-start text:name="dst10425"/><draw:frame draw:style-name="fr1" draw:name="Врезка24" text:anchor-type="char" svg:x="0cm" svg:width="0.614cm" draw:z-index="22"><draw:text-box fo:min-height="0.445cm"><text:p text:style-name="Text_20_body"/></draw:text-box></draw:frame><text:bookmark-end text:name="dst100177"/><text:bookmark-end text:name="dst10425"/>2. Гражданин, который вследствие психического расстройства может понимать значение своих действий или руководить ими лишь при помощи других лиц, может быть ограничен судом в дееспособности в <text:a xlink:type="simple" xlink:href="https://www.consultant.ru/document/cons_doc_LAW_438467/a30dfb77dac582124e16c3d966eb12f392d46722/#dst101314" text:style-name="Internet_20_link" text:visited-style-name="Visited_20_Internet_20_Link"><text:span text:style-name="T13">порядке</text:span></text:a>, установленном гражданским процессуальным законодательством. Над ним устанавливается попечительство.</text:p>
      <text:p text:style-name="P9"><text:bookmark-start text:name="dst10426"/><draw:frame draw:style-name="fr1" draw:name="Врезка25" text:anchor-type="char" svg:x="0cm" svg:width="0.614cm" draw:z-index="23"><draw:text-box fo:min-height="0.445cm"><text:p text:style-name="Text_20_body"/></draw:text-box></draw:frame><text:bookmark-end text:name="dst10426"/>Такой гражданин совершает сделки, за исключением сделок, предусмотренных <text:a xlink:type="simple" xlink:href="https://www.consultant.ru/document/cons_doc_LAW_438471/7b6abd47219e2aa6081ac21b41e9e83d80fb45df/#dst100150" text:style-name="Internet_20_link" text:visited-style-name="Visited_20_Internet_20_Link"><text:span text:style-name="T13">подпунктами 1</text:span></text:a> и <text:a xlink:type="simple" xlink:href="https://www.consultant.ru/document/cons_doc_LAW_438471/7b6abd47219e2aa6081ac21b41e9e83d80fb45df/#dst100153" text:style-name="Internet_20_link" text:visited-style-name="Visited_20_Internet_20_Link"><text:span text:style-name="T13">4 пункта 2 статьи 26</text:span></text:a> настоящего Кодекса, с письменного согласия попечителя. Сделка, совершенная таким гражданином, действительна также при ее последующем письменном одобрении его попечителем. Сделки, предусмотренные <text:a xlink:type="simple" xlink:href="https://www.consultant.ru/document/cons_doc_LAW_438471/7b6abd47219e2aa6081ac21b41e9e83d80fb45df/#dst100150" text:style-name="Internet_20_link" text:visited-style-name="Visited_20_Internet_20_Link"><text:span text:style-name="T13">подпунктами 1</text:span></text:a> и <text:a xlink:type="simple" xlink:href="https://www.consultant.ru/document/cons_doc_LAW_438471/7b6abd47219e2aa6081ac21b41e9e83d80fb45df/#dst100153" text:style-name="Internet_20_link" text:visited-style-name="Visited_20_Internet_20_Link"><text:span text:style-name="T13">4 пункта 2 статьи 26</text:span></text:a> настоящего Кодекса, такой гражданин вправе совершать самостоятельно.</text:p>
      <text:p text:style-name="P9"><text:bookmark-start text:name="dst10427"/><draw:frame draw:style-name="fr1" draw:name="Врезка26" text:anchor-type="char" svg:x="0cm" svg:width="0.614cm" draw:z-index="24"><draw:text-box fo:min-height="0.445cm"><text:p text:style-name="Text_20_body"/></draw:text-box></draw:frame><text:bookmark-end text:name="dst10427"/>Гражданин, ограниченный судом в дееспособности по основаниям, предусмотренным настоящим пунктом, может распоряжаться выплачиваемыми на него алиментами, социальной пенсией, возмещением вреда здоровью и в связи со смертью кормильца и иными предоставляемыми на его содержание выплатами с письменного согласия попечителя, за исключением выплат, которые указаны в <text:a xlink:type="simple" xlink:href="https://www.consultant.ru/document/cons_doc_LAW_438471/7b6abd47219e2aa6081ac21b41e9e83d80fb45df/#dst100150" text:style-name="Internet_20_link" text:visited-style-name="Visited_20_Internet_20_Link"><text:span text:style-name="T13">подпункте 1 пункта 2 статьи 26</text:span></text:a> настоящего Кодекса и которыми он вправе распоряжаться самостоятельно. Такой гражданин вправе распоряжаться указанными выплатами в течение срока, определенного попечителем. Распоряжение указанными выплатами может быть прекращено до истечения данного срока по решению попечителя.</text:p>
      <text:p text:style-name="P9"><text:bookmark-start text:name="dst10428"/><draw:frame draw:style-name="fr1" draw:name="Врезка27" text:anchor-type="char" svg:x="0cm" svg:width="0.614cm" draw:z-index="25"><draw:text-box fo:min-height="0.445cm"><text:p text:style-name="Text_20_body"/></draw:text-box></draw:frame><text:bookmark-end text:name="dst10428"/>При наличии достаточных оснований суд по ходатайству попечителя либо органа опеки и попечительства может ограничить или лишить такого гражданина права самостоятельно распоряжаться своими доходами, указанными в <text:a xlink:type="simple" xlink:href="https://www.consultant.ru/document/cons_doc_LAW_438471/7b6abd47219e2aa6081ac21b41e9e83d80fb45df/#dst100150" text:style-name="Internet_20_link" text:visited-style-name="Visited_20_Internet_20_Link"><text:span text:style-name="T13">подпункте 1 пункта 2 статьи 26</text:span></text:a> настоящего Кодекса.</text:p>
      <text:p text:style-name="P9"><text:bookmark-start text:name="dst10429"/><draw:frame draw:style-name="fr1" draw:name="Врезка28" text:anchor-type="char" svg:x="0cm" svg:width="0.614cm" draw:z-index="26"><draw:text-box fo:min-height="0.445cm"><text:p text:style-name="Text_20_body"/></draw:text-box></draw:frame><text:bookmark-end text:name="dst10429"/>Гражданин, дееспособность которого ограничена вследствие психического расстройства, самостоятельно несет имущественную ответственность по сделкам, совершенным им в соответствии с настоящей статьей. За причиненный им вред такой гражданин несет ответственность в соответствии с настоящим Кодексом.</text:p>
      <text:p text:style-name="P11"><text:span text:style-name="T4">(п. 2 в ред. Федерального </text:span><text:a xlink:type="simple" xlink:href="https://www.consultant.ru/document/cons_doc_LAW_142950/3d0cac60971a511280cbba229d9b6329c07731f7/#dst100087" text:style-name="Internet_20_link" text:visited-style-name="Visited_20_Internet_20_Link"><text:span text:style-name="T5">закона</text:span></text:a><text:span text:style-name="T4"> от 30.12.2012 N 302-ФЗ)</text:span></text:p>
      <text:p text:style-name="P11"><text:span text:style-name="T4">(см. текст в предыдущей </text:span><text:a xlink:type="simple" xlink:href="https://www.consultant.ru/document/cons_doc_LAW_5142/a7eba7d96ab59aedad870b2adf2bba34dcc30c3e/#" text:style-name="Internet_20_link" text:visited-style-name="Visited_20_Internet_20_Link"><text:span text:style-name="T5">редакции</text:span></text:a><text:span text:style-name="T4">)</text:span></text:p>
      <text:p text:style-name="P9"><text:bookmark-start text:name="dst10430"/><draw:frame draw:style-name="fr2" draw:name="Врезка30" text:anchor-type="char" svg:width="5.927cm" draw:z-index="28"><draw:text-box fo:min-height="0.953cm"><text:p text:style-name="P12">Каков порядок отмены ограничения гражданина в дееспособности</text:p></draw:text-box></draw:frame><draw:frame draw:style-name="fr1" draw:name="Врезка29" text:anchor-type="char" svg:x="0cm" svg:width="0.614cm" draw:z-index="27"><draw:text-box fo:min-height="0.445cm"><text:p text:style-name="Text_20_body"/></draw:text-box></draw:frame><text:bookmark-end text:name="dst10430"/>3. Если основания, в силу которых гражданин был ограничен в дееспособности, отпали, суд отменяет ограничение его дееспособности. На основании решения суда отменяется установленное над гражданином попечительство.</text:p>
      <text:p text:style-name="P9"><text:bookmark-start text:name="dst10431"/><draw:frame draw:style-name="fr1" draw:name="Врезка31" text:anchor-type="char" svg:x="0cm" svg:width="0.614cm" draw:z-index="29"><draw:text-box fo:min-height="0.445cm"><text:p text:style-name="Text_20_body"/></draw:text-box></draw:frame><text:bookmark-end text:name="dst10431"/><text:soft-page-break/>Если психическое состояние гражданина, который вследствие психического расстройства был в соответствии с <text:a xlink:type="simple" xlink:href="https://www.consultant.ru/document/cons_doc_LAW_438471/a7eba7d96ab59aedad870b2adf2bba34dcc30c3e/#dst100177" text:style-name="Internet_20_link" text:visited-style-name="Visited_20_Internet_20_Link"><text:span text:style-name="T13">пунктом 2</text:span></text:a> настоящей статьи ограничен в дееспособности, изменилось, суд признает его недееспособным в соответствии со <text:a xlink:type="simple" xlink:href="https://www.consultant.ru/document/cons_doc_LAW_438471/97405e31b8cb1f1e528d52e98e8e60a7a2da9dea/#dst100169" text:style-name="Internet_20_link" text:visited-style-name="Visited_20_Internet_20_Link"><text:span text:style-name="T13">статьей 29</text:span></text:a> настоящего Кодекса или отменяет ограничение его дееспособности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Sans" svg:font-family="'PT Sans'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rtejustify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1" style:font-family-asian="'Times New Roman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23:53:01.544000000</dc:date>
    <meta:editing-duration>PT9M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7" meta:paragraph-count="70" meta:word-count="1463" meta:character-count="11792" meta:non-whitespace-character-count="10389"/>
  </office:meta>
</office:document-meta>
</file>